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latorio Academico: Simulacao de Risco para Custo de Construcao de Gasoduto</text:p>
      <text:p text:style-name="Standard">Grupo 6 - Bruna Irene da Silva (119062418), Davi dos Santos Mattos (119133049), Gabriel Mayrink Verdun (125078427)</text:p>
      <text:p text:style-name="Standard">Data: 16 de abril de 2026</text:p>
      <text:p text:style-name="Standard"/>
      <text:p text:style-name="Standard">1. Introducao</text:p>
      <text:p text:style-name="Standard">Este relatorio apresenta a analise de risco do custo de um projeto de construcao de gasoduto com base em simulacao de Monte Carlo implementada em R. O objetivo e quantificar a incerteza do custo total, estimar um valor-base para orcamento, propor contingencia e avaliar a proposta comercial de USD 45 milhoes.</text:p>
      <text:p text:style-name="Standard"/>
      <text:p text:style-name="Standard">2. Metodologia</text:p>
      <text:p text:style-name="Standard">Foram realizadas 3000 simulacoes. A rota foi modelada como variavel binaria entre 260 km e 290 km, com probabilidade da rota alternativa sorteada de forma uniforme no intervalo de 0,35 a 0,45. Os principais custos (tubo, escavacao, mao de obra, transporte, soldagem, filtro e acabamento) foram modelados por distribuicoes triangulares. O custo total foi calculado como soma de material, mao de obra e servicos.</text:p>
      <text:p text:style-name="Standard"/>
      <text:p text:style-name="Standard">3. Resultados</text:p>
      <text:p text:style-name="Standard">A distribuicao empirica dos custos foi analisada com histogramas, PDF e CDF. Indicadores principais do notebook:</text:p>
      <text:p text:style-name="Standard">- Custo base (P50): USD 44,52 milhoes</text:p>
      <text:p text:style-name="Standard">- Preco de referencia (P80): USD 47,78 milhoes</text:p>
      <text:p text:style-name="Standard">- Contingencia: USD 3,26 milhoes</text:p>
      <text:p text:style-name="Standard">- Percentual de contingencia: 7,32%</text:p>
      <text:p text:style-name="Standard">Na avaliacao de uma proposta de USD 45 milhoes, o notebook concluiu por nao aceitacao devido ao risco de estouro de custo e margem insuficiente.</text:p>
      <text:p text:style-name="Standard"/>
      <text:p text:style-name="Standard">4. Discussao</text:p>
      <text:p text:style-name="Standard">A distancia entre P50 e P80 indica dispersao relevante da distribuicao de custos. Em termos gerenciais, P50 representa uma postura neutra de risco, enquanto P80 aumenta a robustez financeira da proposta. Valores proximos ao P50 tendem a elevar a probabilidade de perdas para o contratante.</text:p>
      <text:p text:style-name="Standard"/>
      <text:p text:style-name="Standard">5. Conclusao</text:p>
      <text:p text:style-name="Standard">Com base na simulacao estocastica, recomenda-se usar P80 como referencia de negociacao e contingencia. A proposta de USD 45 milhoes foi classificada como arriscada e nao recomendada no cenario model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Relatorio Academico - Simulacao de Risco</dc:title>
    <meta:creation-date>2026-04-16T16:34:03.160694600</meta:creation-date>
    <dc:date>2026-04-16T16:34:33.895242100</dc:date>
    <meta:generator>LibreOffice/26.2.1.2$Windows_X86_64 LibreOffice_project/620$Build-2</meta:generator>
    <meta:editing-duration>PT31S</meta:editing-duration>
    <meta:editing-cycles>1</meta:editing-cycles>
    <meta:document-statistic meta:table-count="0" meta:image-count="0" meta:object-count="0" meta:page-count="1" meta:paragraph-count="18" meta:word-count="300" meta:character-count="1895" meta:non-whitespace-character-count="1613"/>
  </office:meta>
</office:document-meta>
</file>